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svg:stroke-width="0.1cm" svg:stroke-color="#ff4000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27.295cm" svg:height="15.352cm" svg:x="8.939cm" svg:y="1.055cm">
            <draw:object draw:notify-on-update-of-ranges="Feuille1.B1:Feuille1.B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line draw:z-index="1" draw:name="Ligne 1" draw:style-name="gr2" draw:text-style-name="P2" svg:x1="11.286cm" svg:y1="14.184cm" svg:x2="26.376cm" svg:y2="2.789cm">
            <text:p/>
          </draw:line>
        </table:shapes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15"/>
          <table:table-cell office:value-type="string" calcext:value-type="string">
            <text:p>minPower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number-columns-repeated="15"/>
          <table:table-cell office:value-type="string" calcext:value-type="string">
            <text:p>maxPower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number-columns-repeated="15"/>
          <table:table-cell office:value-type="string" calcext:value-type="string">
            <text:p>maxSpeed2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number-columns-repeated="15"/>
          <table:table-cell office:value-type="string" calcext:value-type="string">
            <text:p>Pente = maxSpeed2/maxPower2</text:p>
          </table:table-cell>
          <table:table-cell table:formula="of:=494/52" office:value-type="float" office:value="9.5" calcext:value-type="float">
            <text:p>9,5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/00/0000</text:date>, <text:time style:data-style-name="N2" text:time-value="11:29:02.1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5T11:19:48.832000000</meta:creation-date>
    <dc:date>2022-10-06T11:34:24.323000000</dc:date>
    <meta:editing-duration>PT12M34S</meta:editing-duration>
    <meta:editing-cycles>11</meta:editing-cycles>
    <meta:generator>LibreOffice/7.3.2.2$Windows_X86_64 LibreOffice_project/49f2b1bff42cfccbd8f788c8dc32c1c309559be0</meta:generator>
    <meta:document-statistic meta:table-count="1" meta:cell-count="109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296cm" svg:height="15.353cm" xlink:href=".." xlink:type="simple" chart:class="chart:line" chart:style-name="ch1">
        <chart:title svg:x="7.572cm" svg:y="0.443cm" chart:style-name="ch2">
          <text:p>Vitesse de rotation du gyromètre en fonction de la puissance</text:p>
        </chart:title>
        <chart:plot-area chart:style-name="ch3" table:cell-range-address="Feuille1.B1:Feuille1.B101" svg:x="1.556cm" svg:y="1.529cm" svg:width="25.195cm" svg:height="12.536cm">
          <chart:coordinate-region svg:x="2.363cm" svg:y="1.728cm" svg:width="24.388cm" svg:height="11.412cm"/>
          <chart:axis chart:dimension="x" chart:name="primary-x" chart:style-name="ch4">
            <chart:title svg:x="13.355cm" svg:y="14.372cm" chart:style-name="ch5">
              <text:p>puissance</text:p>
            </chart:title>
          </chart:axis>
          <chart:axis chart:dimension="y" chart:name="primary-y" chart:style-name="ch4">
            <chart:title svg:x="0.451cm" svg:y="9.164cm" chart:style-name="ch6">
              <text:p>vitesse de rotation</text:p>
            </chart:title>
            <chart:grid chart:style-name="ch7" chart:class="major"/>
          </chart:axis>
          <chart:series chart:style-name="ch8" chart:values-cell-range-address="Feuille1.B1:Feuille1.B101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B1:Feuille1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94">
                <text:p>4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2.2$Windows_X86_64 LibreOffice_project/49f2b1bff42cfccbd8f788c8dc32c1c309559be0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